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2264in"/>
    </style:style>
    <style:style style:name="Table1.B" style:family="table-column">
      <style:table-column-properties style:column-width="1.6486in"/>
    </style:style>
    <style:style style:name="Table1.C" style:family="table-column">
      <style:table-column-properties style:column-width="1.125in"/>
    </style:style>
    <style:style style:name="Table1.D" style:family="table-column">
      <style:table-column-properties style:column-width="1.0625in"/>
    </style:style>
    <style:style style:name="Table1.E" style:family="table-column">
      <style:table-column-properties style:column-width="0.8438in"/>
    </style:style>
    <style:style style:name="Table1.F" style:family="table-column">
      <style:table-column-properties style:column-width="1.0208in"/>
    </style:style>
    <style:style style:name="Table1.A1" style:family="table-cell">
      <style:table-cell-properties style:vertical-align="middle" fo:padding="0.0194in" fo:border="0.05pt solid #000000"/>
    </style:style>
    <style:style style:name="Table1.A4" style:family="table-cell">
      <style:table-cell-properties style:vertical-align="middle" fo:padding="0.0194in" fo:border-left="0.05pt solid #000000" fo:border-right="0.05pt solid #000000" fo:border-top="none" fo:border-bottom="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Text_20_body">
      <style:paragraph-properties fo:text-align="center" style:justify-single-word="false"/>
      <style:text-properties officeooo:paragraph-rsid="0008299b"/>
    </style:style>
    <style:style style:name="P3" style:family="paragraph" style:parent-style-name="Standard">
      <style:text-properties fo:font-weight="bold" officeooo:paragraph-rsid="000bbd4d" style:font-weight-asian="bold"/>
    </style:style>
    <style:style style:name="P4" style:family="paragraph" style:parent-style-name="Standard">
      <style:text-properties fo:font-weight="bold" officeooo:paragraph-rsid="000bbd4d" style:font-weight-asian="bold" style:font-weight-complex="bold"/>
    </style:style>
    <style:style style:name="P5" style:family="paragraph" style:parent-style-name="Standard">
      <style:text-properties officeooo:paragraph-rsid="000bbd4d"/>
    </style:style>
    <style:style style:name="P6" style:family="paragraph" style:parent-style-name="Table_20_Contents">
      <style:text-properties officeooo:paragraph-rsid="0014bb8b"/>
    </style:style>
    <style:style style:name="P7" style:family="paragraph" style:parent-style-name="Table_20_Heading">
      <style:text-properties officeooo:paragraph-rsid="0014bb8b"/>
    </style:style>
    <style:style style:name="P8" style:family="paragraph" style:parent-style-name="Standard">
      <style:text-properties officeooo:paragraph-rsid="0014bb8b"/>
    </style:style>
    <style:style style:name="P9" style:family="paragraph" style:parent-style-name="Table_20_Contents">
      <style:text-properties officeooo:paragraph-rsid="0014bb8b"/>
    </style:style>
    <style:style style:name="P10" style:family="paragraph" style:parent-style-name="Text_20_body">
      <style:text-properties fo:font-weight="bold" officeooo:rsid="0014bb8b" officeooo:paragraph-rsid="0014bb8b"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officeooo:rsid="00079aa8" style:font-size-asian="12pt" style:font-size-complex="12pt"/>
    </style:style>
    <style:style style:name="T4" style:family="text">
      <style:text-properties fo:font-size="12pt" officeooo:rsid="0007ae0e" style:font-size-asian="12pt" style:font-size-complex="12pt"/>
    </style:style>
    <style:style style:name="T5" style:family="text">
      <style:text-properties fo:font-size="12pt" officeooo:rsid="000c9190" style:font-size-asian="12pt" style:font-size-complex="12pt"/>
    </style:style>
    <style:style style:name="T6" style:family="text">
      <style:text-properties fo:font-size="12pt" officeooo:rsid="0014bb8b" style:font-size-asian="12pt" style:font-size-complex="12pt"/>
    </style:style>
    <style:style style:name="T7" style:family="text">
      <style:text-properties fo:font-size="12pt" officeooo:rsid="0019549e" style:font-size-asian="12pt" style:font-size-complex="12pt"/>
    </style:style>
    <style:style style:name="T8" style:family="text">
      <style:text-properties officeooo:rsid="00101785"/>
    </style:style>
    <style:style style:name="T9" style:family="text">
      <style:text-properties officeooo:rsid="00114970"/>
    </style:style>
    <style:style style:name="T10" style:family="text">
      <style:text-properties officeooo:rsid="0012243f"/>
    </style:style>
    <style:style style:name="T11" style:family="text">
      <style:text-properties officeooo:rsid="00140855"/>
    </style:style>
    <style:style style:name="T12" style:family="text">
      <style:text-properties officeooo:rsid="0019c913"/>
    </style:style>
    <style:style style:name="T13" style:family="text">
      <style:text-properties officeooo:rsid="001a8357"/>
    </style:style>
    <style:style style:name="T14"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Docente:<text:tab/><text:tab/>Bruce D. Marron</text:p>
      <text:p text:style-name="P4">Ciclo: <text:tab/><text:tab/><text:tab/>25-2</text:p>
      <text:p text:style-name="P5"><text:span text:style-name="T1">Materia: <text:tab/><text:tab/></text:span><text:span text:style-name="T2">Terminología Especializada en Mercadotécnica y Diseño</text:span></text:p>
      <text:p text:style-name="P4">Curso:<text:tab/><text:tab/><text:tab/>IT0942</text:p>
      <text:p text:style-name="P5"><text:span text:style-name="T1">Licenciatura: <text:tab/>I</text:span><text:span text:style-name="T2">nterpretación y Traducción</text:span></text:p>
      <text:p text:style-name="P3">Horario:<text:tab/><text:tab/>Miércoles 18:00 – 21:00</text:p>
      <text:p text:style-name="P3">Grupo:<text:tab/><text:tab/>9A</text:p>
      <text:p text:style-name="Standard"/>
      <text:p text:style-name="P2"><text:span text:style-name="Strong_20_Emphasis"><text:span text:style-name="T3">HW_0</text:span></text:span><text:span text:style-name="Strong_20_Emphasis"><text:span text:style-name="T7">2.1</text:span></text:span><text:span text:style-name="Strong_20_Emphasis"><text:span text:style-name="T3"> <text:s/></text:span></text:span><text:span text:style-name="Strong_20_Emphasis"><text:span text:style-name="T7">Ellis et al. Ch 3 Critique and </text:span></text:span><text:span text:style-name="Strong_20_Emphasis"><text:span text:style-name="T5">Summary</text:span></text:span><text:span text:style-name="Strong_20_Emphasis"><text:span text:style-name="T3"> Rubric </text:span></text:span><text:span text:style-name="Strong_20_Emphasis"><text:span text:style-name="T4">(convert to 10 point scale)</text:span></text:span></text:p>
      <text:section text:style-name="Sect1" text:name="md-content-197292232">
        <text:section text:style-name="Sect1" text:name="md-content-20576226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7"><text:bookmark text:name="criteria"/>Criteria<text:bookmark text:name="5_points"/></text:p>
                </table:table-cell>
                <table:table-cell table:style-name="Table1.A1" office:value-type="string">
                  <text:p text:style-name="P7">5 Points<text:bookmark text:name="4_points"/></text:p>
                </table:table-cell>
                <table:table-cell table:style-name="Table1.A1" office:value-type="string">
                  <text:p text:style-name="P7">4 Points<text:bookmark text:name="3_points"/></text:p>
                </table:table-cell>
                <table:table-cell table:style-name="Table1.A1" office:value-type="string">
                  <text:p text:style-name="P7">3 Points<text:bookmark text:name="2_points"/></text:p>
                </table:table-cell>
                <table:table-cell table:style-name="Table1.A1" office:value-type="string">
                  <text:p text:style-name="P7">2 Points<text:bookmark text:name="1_point"/></text:p>
                </table:table-cell>
                <table:table-cell table:style-name="Table1.A1" office:value-type="string">
                  <text:p text:style-name="P7">1 Point</text:p>
                </table:table-cell>
              </table:table-row>
            </table:table-header-rows>
            <table:table-row>
              <table:table-cell table:style-name="Table1.A1" office:value-type="string">
                <text:p text:style-name="P6"><text:span text:style-name="Strong_20_Emphasis">Content Comprehension</text:span></text:p>
              </table:table-cell>
              <table:table-cell table:style-name="Table1.A1" office:value-type="string">
                <text:p text:style-name="P6">Demonstrates comprehensive understanding of all <text:span text:style-name="T12">three </text:span>chapter sections with precise, nuanced insights; <text:span text:style-name="T13">reflected in critique</text:span></text:p>
              </table:table-cell>
              <table:table-cell table:style-name="Table1.A1" office:value-type="string">
                <text:p text:style-name="P6">Covers most key points with solid understanding;<text:span text:style-name="T13">mostly reflected in critique </text:span></text:p>
              </table:table-cell>
              <table:table-cell table:style-name="Table1.A1" office:value-type="string">
                <text:p text:style-name="P6">Addresses main ideas with moderate depth; <text:span text:style-name="T13">somewhat reflected in critique</text:span></text:p>
              </table:table-cell>
              <table:table-cell table:style-name="Table1.A1" office:value-type="string">
                <text:p text:style-name="P6">Minimal coverage of chapter content; <text:span text:style-name="T13">poorly reflected in critique</text:span></text:p>
              </table:table-cell>
              <table:table-cell table:style-name="Table1.A1" office:value-type="string">
                <text:p text:style-name="P6">Superficial or incorrect interpretation of text; <text:span text:style-name="T13">not reflected in critique</text:span></text:p>
              </table:table-cell>
            </table:table-row>
            <table:table-row>
              <table:table-cell table:style-name="Table1.A1" office:value-type="string">
                <text:p text:style-name="P6"><text:span text:style-name="Strong_20_Emphasis">Writing </text:span></text:p>
                <text:p text:style-name="P6"><text:span text:style-name="Strong_20_Emphasis"><text:span text:style-name="T8">Quality </text:span></text:span><text:span text:style-name="Strong_20_Emphasis"><text:span text:style-name="T9">and</text:span></text:span></text:p>
                <text:p text:style-name="P6"><text:span text:style-name="Strong_20_Emphasis"><text:span text:style-name="T9">Organization</text:span></text:span></text:p>
              </table:table-cell>
              <table:table-cell table:style-name="Table1.A1" office:value-type="string">
                <text:p text:style-name="P6">Impeccable academic writing with sophisticated language and zero grammatical errors; <text:span text:style-name="T13">excellent and </text:span><text:span text:style-name="T12">coherent </text:span><text:span text:style-name="T10">logical structure</text:span></text:p>
              </table:table-cell>
              <table:table-cell table:style-name="Table1.A1" office:value-type="string">
                <text:p text:style-name="P6">Strong academic writing with minimal language issues; <text:span text:style-name="T12">decent logical structure</text:span></text:p>
              </table:table-cell>
              <table:table-cell table:style-name="Table1.A1" office:value-type="string">
                <text:p text:style-name="P6">Acceptable academic writing with some technical errors; <text:span text:style-name="T12">some logical structure</text:span></text:p>
              </table:table-cell>
              <table:table-cell table:style-name="Table1.A1" office:value-type="string">
                <text:p text:style-name="P6">Numerous writing and grammatical problems; <text:span text:style-name="T12">poor logical structure</text:span></text:p>
              </table:table-cell>
              <table:table-cell table:style-name="Table1.A1" office:value-type="string">
                <text:p text:style-name="P6">Fundamentally unacceptable writing quality; <text:span text:style-name="T12">no logical structure</text:span></text:p>
              </table:table-cell>
            </table:table-row>
            <table:table-row>
              <table:table-cell table:style-name="Table1.A4" office:value-type="string">
                <text:p text:style-name="P6"><text:span text:style-name="Strong_20_Emphasis"><text:span text:style-name="T11">Presentation and </text:span></text:span><text:span text:style-name="Strong_20_Emphasis"><text:s/>Formatting</text:span></text:p>
              </table:table-cell>
              <table:table-cell table:style-name="Table1.A4" office:value-type="string">
                <text:p text:style-name="P6">Perfect adherence to academic formatting (margins, spacing, citations)</text:p>
              </table:table-cell>
              <table:table-cell table:style-name="Table1.A4" office:value-type="string">
                <text:p text:style-name="P6">Minor, negligible formatting deviations</text:p>
              </table:table-cell>
              <table:table-cell table:style-name="Table1.A4" office:value-type="string">
                <text:p text:style-name="P6">Acceptable formatting with some issues</text:p>
              </table:table-cell>
              <table:table-cell table:style-name="Table1.A4" office:value-type="string">
                <text:p text:style-name="P6">Significant formatting problems</text:p>
              </table:table-cell>
              <table:table-cell table:style-name="Table1.A4" office:value-type="string">
                <text:p text:style-name="P6">Lacks basic formatting standards</text:p>
              </table:table-cell>
            </table:table-row>
            <table:table-row>
              <table:table-cell table:style-name="Table1.A4" office:value-type="string">
                <text:p text:style-name="P6"><text:span text:style-name="Strong_20_Emphasis"><text:s/>Translation Accuracy</text:span></text:p>
              </table:table-cell>
              <table:table-cell table:style-name="Table1.A4" office:value-type="string">
                <text:p text:style-name="P6">Flawless translation maintaining original meaning with academic precision</text:p>
              </table:table-cell>
              <table:table-cell table:style-name="Table1.A4" office:value-type="string">
                <text:p text:style-name="P6">High-quality translation with minor linguistic nuances</text:p>
              </table:table-cell>
              <table:table-cell table:style-name="Table1.A4" office:value-type="string">
                <text:p text:style-name="P6">Acceptable translation with some minor errors</text:p>
              </table:table-cell>
              <table:table-cell table:style-name="Table1.A4" office:value-type="string">
                <text:p text:style-name="P6">Significant translation errors affecting meaning</text:p>
              </table:table-cell>
              <table:table-cell table:style-name="Table1.A4" office:value-type="string">
                <text:p text:style-name="P6">Incomprehensible or completely incorrect translation</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0">Assignment</text:p>
          <text:p text:style-name="Standard">Read the following sections from Ch.3 'What’s the Story? Analysing Marketing Discourse' in Ellis et al., "Marketing: A Critical Textbook":</text:p>
          <text:p text:style-name="Standard"><text:tab/>* 3.1 Introduction</text:p>
          <text:p text:style-name="Standard"><text:tab/>* 3.2 Discourse and ‘Grand’ Narratives</text:p>
          <text:p text:style-name="Standard"><text:tab/>* 3.3 Marketing Discourse</text:p>
          <text:p text:style-name="Standard"><text:tab/></text:p>
          <text:p text:style-name="Standard">Write a paper in English that i) summarizes section 3.1, and critiques the other two sections (3.2 and 3.3) of the chapter. Follow the Chesapeake College format for critique and provide your conclusions in both English and Spanish. That is, your paper will be organized as follows: <text:tab/><text:tab/><text:tab/><text:tab/><text:tab/>Summary of Section 3.1 from Ellis et al., ¨Marketing: A Critical Textbook¨</text:p>
          <text:p text:style-name="Standard"><text:tab/>Critique of Sections 3.2 and 3.3 from Ellis et al., ¨Marketing: A Critical Textbook¨</text:p>
          <text:p text:style-name="Standard"><text:tab/><text:tab/>Summary </text:p>
          <text:p text:style-name="Standard"><text:tab/><text:tab/>Analysis and Critique </text:p>
          <text:p text:style-name="Standard"><text:tab/><text:tab/>Conclusions (English)</text:p>
          <text:p text:style-name="Standard"><text:tab/><text:tab/>Conclusiones (Español)</text:p>
          <text:p text:style-name="Standard">The standard format applies.</text:p>
          <text:p text:style-name="Standard"><text:tab/><text:tab/></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2-02T11:30:05.503283287</dc:date>
    <meta:editing-duration>PT38M32S</meta:editing-duration>
    <meta:editing-cycles>20</meta:editing-cycles>
    <meta:generator>LibreOffice/7.3.7.2$Linux_X86_64 LibreOffice_project/30$Build-2</meta:generator>
    <meta:document-statistic meta:table-count="1" meta:image-count="1" meta:object-count="0" meta:page-count="2" meta:paragraph-count="54" meta:word-count="339" meta:character-count="2527" meta:non-whitespace-character-count="2201"/>
  </office:meta>
</office:document-meta>
</file>